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193.44pt"/>
    </style:style>
    <style:style style:name="co3" style:family="table-column">
      <style:table-column-properties fo:break-before="auto" style:column-width="131.7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6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5pt" fo:break-before="auto" style:use-optimal-row-height="true"/>
    </style:style>
    <style:style style:name="ro3" style:family="table-row">
      <style:table-row-properties style:row-height="53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P2040-PICO-PC_rev_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6" table:number-columns-repeated="2"/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D RES 0402 100 OHM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,R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D RES 0402 220 OHM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1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MD RES 0402 270 OHM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8,R9,R10,R11,</text:p>
            <text:p>R12,R13,R14,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RES 0402 1.5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D RES 0603 1.8 K 5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6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RES 0402 2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MD RES 0402 2.2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3,R6,R15,</text:p>
            <text:p>R26,R27,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RES 0402 10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RES 0402 100 K 5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CAP 0603 1 UF 10V X5R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CAP 0603 10 UF 6.3V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MD CAP 0805 47 UF 6.3V 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,C7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SMD IC 74LVC125APW</text:p>
          </table:table-cell>
          <table:table-cell office:value-type="string" calcext:value-type="string">
            <text:p>74LVC125A</text:p>
            <text:p>(TSSOP14-14_leads-</text:p>
            <text:p>4.4mm_body_width-</text:p>
            <text:p>SOT402-1)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(B-D-02x5-LF)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IC BL4054B-42TPRN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D TR BSS13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0104P1VK0(PH-4A)</text:p>
          </table:table-cell>
          <table:table-cell office:value-type="string" calcext:value-type="string">
            <text:p>CL0104PV1K0</text:p>
          </table:table-cell>
          <table:table-cell office:value-type="string" calcext:value-type="string">
            <text:p>CON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</text:p>
            <text:p>VERTICAL_DW02S</text:p>
          </table:table-cell>
          <table:table-cell office:value-type="string" calcext:value-type="string">
            <text:p>BAT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FUSE 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CON TFC-WPAPR-08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J-W47S-05D2-LF_V2</text:p>
          </table:table-cell>
          <table:table-cell office:value-type="string" calcext:value-type="string">
            <text:p>PJ-W47S-05D2-</text:p>
            <text:p>LF_5PIN_V2</text:p>
          </table:table-cell>
          <table:table-cell office:value-type="string" calcext:value-type="string">
            <text:p>AUDIO_JACK_1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HN 1X40</text:p>
          </table:table-cell>
          <table:table-cell table:style-name="ce9" office:value-type="string" calcext:value-type="string">
            <text:p>U2</text:p>
          </table:table-cell>
          <table:table-cell table:number-columns-repeated="2"/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LED 0603 RED 300 mCd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W34-W16PR-220-LF/SIDE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CON MISB-SWMM-5B-LF</text:p>
          </table:table-cell>
          <table:table-cell office:value-type="string" calcext:value-type="string">
            <text:p>USB-MINI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D TR 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ce3" table:number-columns-repeated="4"/>
          <table:table-cell table:number-columns-repeated="2"/>
          <table:table-cell table:style-name="ce3"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1-04-2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5:22:05.107857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6T15:30:35.797236284</dc:date>
    <meta:editing-duration>PT1H7M54S</meta:editing-duration>
    <meta:editing-cycles>19</meta:editing-cycles>
    <meta:generator>LibreOffice/6.0.7.3$Linux_X86_64 LibreOffice_project/00m0$Build-3</meta:generator>
    <meta:document-statistic meta:table-count="1" meta:cell-count="120" meta:object-count="0"/>
  </office:meta>
</office:document-meta>
</file>